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Mangal1" svg:font-family="Mang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language="cs" fo:country="CZ"/>
    </style:style>
    <style:style style:name="P4" style:family="paragraph" style:parent-style-name="Standard">
      <style:paragraph-properties fo:line-height="150%" fo:text-align="justify" style:justify-single-word="false"/>
      <style:text-properties fo:language="cs" fo:country="CZ"/>
    </style:style>
    <style:style style:name="P5" style:family="paragraph" style:parent-style-name="Standard">
      <style:paragraph-properties fo:line-height="150%"/>
      <style:text-properties fo:language="en" fo:country="US"/>
    </style:style>
    <style:style style:name="P6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7" style:family="paragraph" style:parent-style-name="Standard">
      <style:paragraph-properties fo:line-height="150%" fo:text-align="justify" style:justify-single-word="false"/>
      <style:text-properties fo:language="en" fo:country="US"/>
    </style:style>
    <style:style style:name="P8" style:family="paragraph" style:parent-style-name="Standard">
      <style:paragraph-properties fo:line-height="150%" fo:break-before="page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fo:language="cs" fo:country="CZ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Bibliography_20_1">
      <style:paragraph-properties>
        <style:tab-stops/>
      </style:paragraph-properties>
    </style:style>
    <style:style style:name="T1" style:family="text">
      <style:text-properties fo:language="ru" fo:country="RU"/>
    </style:style>
    <style:style style:name="T2" style:family="text">
      <style:text-properties fo:language="cs" fo:country="CZ"/>
    </style:style>
    <style:style style:name="T3" style:family="text">
      <style:text-properties fo:language="cs" fo:country="CZ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oznámky k štátnej záverečnej skúške na MFF UK <text:span text:style-name="T4">(Zaměření Databázové systémy )</text:span></text:p>
      <text:p text:style-name="P10">Autor: Maria Michalko</text:p>
      <text:p text:style-name="P9"/>
      <text:h text:style-name="P11" text:outline-level="1">Metody tvorby algoritmů: dynamické programování</text:h>
      <text:p text:style-name="P1"/>
      <text:p text:style-name="P2">Rekurzivní funkce je taková funkce, která při svém běhu volá sama sebe, často i více než jednou, což v důsledku může vést na exponenciální algoritmus. Dynamické programování je technika, kterou jde z pomalého rekurzivního algoritmu vyrobit pěkný polynomiální (až na výjimečné případy). <text:bibliography-mark text:identifier="KSP12" text:bibliography-type="article" text:url="https://ksp.mff.cuni.cz/tasks/24/cook2.html">[1]</text:bibliography-mark></text:p>
      <text:p text:style-name="P2">Zadanou <text:span text:style-name="T2">úlohu nejprve rozdělíme na menší pod-úlohy, <text:s/>které na sobě závisí, <text:s/>ty vyřešíme a zkombinujeme dohromady, abychom získali řešení původní úlohy. </text:span><text:span text:style-name="T2"><text:bibliography-mark text:identifier="TEOR10" text:bibliography-type="article" text:url="TEORIE.PDF">[2]</text:bibliography-mark></text:span></text:p>
      <text:p text:style-name="P4">Typickým příkladem je výpočet fibonačiho čísla. Fib. posloupnost je definovaná jako: </text:p>
      <text:p text:style-name="P3"><draw:frame draw:style-name="fr1" draw:name="Objekt1" text:anchor-type="as-char" svg:y="-0.561cm" svg:width="4.701cm" svg:height="0.98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Vypo<text:span text:style-name="T2">čet <text:s/>Fib. čisla 4 <text:s/>podle definice </text:span>(rekurzivn<text:span text:style-name="T2">ě</text:span>) <text:span text:style-name="T2">j</text:span>e<text:span text:style-name="T2"> následující:</text:span></text:p>
      <text:p text:style-name="P6"><text:span text:style-name="T2"><draw:frame draw:style-name="fr1" draw:name="Objekt2" text:anchor-type="as-char" svg:y="-0.377cm" svg:width="14.534cm" svg:height="0.485cm" draw:z-index="1"><draw:object xlink:href="./Object 2" xlink:type="simple" xlink:show="embed" xlink:actuate="onLoad"/><draw:image xlink:href="./ObjectReplacements/Object 2" xlink:type="simple" xlink:show="embed" xlink:actuate="onLoad"/><svg:desc>vzorec</svg:desc></draw:frame></text:span></text:p>
      <text:p text:style-name="P7">Vidime <text:span text:style-name="T2">že tady jsme několik krát počítali stejné čísla. Pří větších </text:span><text:span text:style-name="T3">n</text:span><text:span text:style-name="T2"> toto zbytečné počítaní vede k exponenciální složitostí algoritmu. Lepší cestou je počítat </text:span>„od spodu“, kdy pomoci <text:span text:style-name="T5">f(0)</text:span> a <text:span text:style-name="T5">f(1)</text:span> spo<text:span text:style-name="T2">čteme</text:span><text:span text:style-name="T3"> f</text:span><text:span text:style-name="T5">(2)</text:span>, pak s jeho pomoc<text:span text:style-name="T2">í</text:span><text:span text:style-name="T3"> f(3)</text:span><text:span text:style-name="T2"> a nakonec</text:span><text:span text:style-name="T3"> f(4)</text:span><text:span text:style-name="T2"> s lineární složitostí.</text:span></text:p>
      <text:p text:style-name="P7"><text:span text:style-name="T2">V dynamickém programování se například vytvoří mapa fibonačího čísel a jejích hodnot. Před tím, něž začneme počítat hodnotu nějakého <text:s/>čísla se <text:s/>podíváme do mapy.</text:span></text:p>
      <text:p text:style-name="P8"/>
      <text:bibliography text:style-name="Sect1" text:name="Seznam použité literatury1">
        <text:bibliography-source>
          <text:index-title-template text:style-name="Bibliography_20_Heading">Seznam použité literatur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bibliography text:bibliography-data-field="url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Seznam použité literatury1_Head">
            <text:p text:style-name="Bibliography_20_Heading">Seznam použité literatury</text:p>
          </text:index-title>
          <text:p text:style-name="P12">1. https://ksp.mff.cuni.cz/tasks/24/cook2.html</text:p>
          <text:p text:style-name="P12">2.TEORIE.PDF</text:p>
        </text:index-body>
      </text:bibliography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Mangal1" svg:font-family="Manga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text-indent="0cm" style:auto-text-indent="false" style:shadow="non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a Kukhar</meta:initial-creator>
    <meta:creation-date>2015-03-05T14:10:02</meta:creation-date>
    <dc:date>2015-03-05T15:32:19.97</dc:date>
    <dc:creator>Maria Kukhar</dc:creator>
    <meta:editing-duration>PT20M28S</meta:editing-duration>
    <meta:editing-cycles>2</meta:editing-cycles>
    <meta:generator>OpenOffice/4.1.0$Win32 OpenOffice.org_project/410m18$Build-9764</meta:generator>
    <meta:document-statistic meta:table-count="0" meta:image-count="0" meta:object-count="2" meta:page-count="3" meta:paragraph-count="14" meta:word-count="179" meta:character-count="1256"/>
  </office:meta>
</office:document-meta>
</file>

<file path=Object 1/content.xml><?xml version="1.0" encoding="utf-8"?>
<math xmlns="http://www.w3.org/1998/Math/MathML">
  <semantics>
    <mtable>
      <mtr>
        <mtd>
          <mrow>
            <mi>f</mi>
            <mrow>
              <mrow>
                <mo stretchy="false">(</mo>
                <mrow>
                  <mn>0</mn>
                </mrow>
                <mo stretchy="false">)</mo>
              </mrow>
              <mo stretchy="false">=</mo>
              <mn>1,</mn>
            </mrow>
            <mi>f</mi>
            <mrow>
              <mrow>
                <mo stretchy="false">(</mo>
                <mrow>
                  <mn>1</mn>
                </mrow>
                <mo stretchy="false">)</mo>
              </mrow>
              <mo stretchy="false">=</mo>
              <mn>1</mn>
            </mrow>
          </mrow>
        </mtd>
      </mtr>
      <mtr>
        <mtd>
          <mrow>
            <mi>f</mi>
            <mrow>
              <mrow>
                <mo stretchy="false">(</mo>
                <mrow>
                  <mi>n</mi>
                </mrow>
                <mo stretchy="false">)</mo>
              </mrow>
              <mo stretchy="false">=</mo>
              <mi>f</mi>
            </mrow>
            <mrow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  <mo stretchy="false">+</mo>
              <mi>f</mi>
            </mrow>
            <mrow>
              <mo stretchy="false">(</mo>
              <mrow>
                <mrow>
                  <mi>n</mi>
                  <mo stretchy="false">−</mo>
                  <mn>2</mn>
                </mrow>
              </mrow>
              <mo stretchy="false">)</mo>
            </mrow>
          </mrow>
        </mtd>
      </mtr>
    </mtable>
    <annotation encoding="StarMath 5.0">f(0) = 1, f(1) = 1 newline
f(n) = f(n-1)+ f(n-2)</annotation>
  </semantics>
</math>
</file>

<file path=Object 2/content.xml><?xml version="1.0" encoding="utf-8"?>
<math xmlns="http://www.w3.org/1998/Math/MathML">
  <semantics>
    <mrow>
      <mi>f</mi>
      <mrow>
        <mrow>
          <mo stretchy="false">(</mo>
          <mrow>
            <mn>4</mn>
          </mrow>
          <mo stretchy="false">)</mo>
        </mrow>
        <mo stretchy="false">=</mo>
        <mi>f</mi>
      </mrow>
      <mrow>
        <mrow>
          <mo stretchy="false">(</mo>
          <mrow>
            <mn>3</mn>
          </mrow>
          <mo stretchy="false">)</mo>
        </mrow>
        <mo stretchy="false">+</mo>
        <mi>f</mi>
      </mrow>
      <mrow>
        <mrow>
          <mo stretchy="false">(</mo>
          <mrow>
            <mn>2</mn>
          </mrow>
          <mo stretchy="false">)</mo>
        </mrow>
        <mo stretchy="false">=</mo>
        <mi>f</mi>
      </mrow>
      <mrow>
        <mrow>
          <mo stretchy="false">(</mo>
          <mrow>
            <mn>2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=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0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row>
          <mo stretchy="false">(</mo>
          <mrow>
            <mn>1</mn>
          </mrow>
          <mo stretchy="false">)</mo>
        </mrow>
        <mo stretchy="false">+</mo>
        <mi>f</mi>
      </mrow>
      <mrow>
        <mo stretchy="false">(</mo>
        <mrow>
          <mn>0</mn>
        </mrow>
        <mo stretchy="false">)</mo>
      </mrow>
    </mrow>
    <annotation encoding="StarMath 5.0">f(4) = f(3)+ f(2) = f(2) + f(1) + f(1) + f(0) = f(1)+ f(0) + f(1) + f(1) + f(0) </annotation>
  </semantics>
</math>
</file>